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ic Sans MS" fo:font-size="18pt" officeooo:paragraph-rsid="001c2d4a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Comic Sans MS" fo:font-size="18pt" officeooo:rsid="001fdc9d" officeooo:paragraph-rsid="001fdc9d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size="18pt" officeooo:rsid="001c2d4a" officeooo:paragraph-rsid="001c2d4a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8pt" officeooo:rsid="001c2d4a" officeooo:paragraph-rsid="001ec49c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officeooo:rsid="001c2d4a" officeooo:paragraph-rsid="001c2d4a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size="18pt" style:text-underline-style="solid" style:text-underline-width="auto" style:text-underline-color="font-color" fo:font-weight="bold" officeooo:rsid="0023f8b7" officeooo:paragraph-rsid="001c2d4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mic Sans MS" fo:font-size="18pt" officeooo:rsid="001c2d4a" officeooo:paragraph-rsid="001c2d4a" style:font-size-asian="18pt" style:font-size-complex="18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Comic Sans MS" fo:font-size="18pt" officeooo:rsid="001fdc9d" officeooo:paragraph-rsid="001fdc9d" style:font-size-asian="18pt" style:font-size-complex="18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Comic Sans MS" fo:font-size="18pt" officeooo:rsid="001fdc9d" officeooo:paragraph-rsid="001fdc9d" style:font-size-asian="18pt" style:font-size-complex="18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omic Sans MS" officeooo:paragraph-rsid="001c2d4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c2d4a" style:font-size-asian="18pt" style:font-size-complex="18pt"/>
    </style:style>
    <style:style style:name="T3" style:family="text">
      <style:text-properties fo:font-size="18pt" officeooo:rsid="001d665a" style:font-size-asian="18pt" style:font-size-complex="18pt"/>
    </style:style>
    <style:style style:name="T4" style:family="text">
      <style:text-properties fo:font-size="18pt" officeooo:rsid="00242380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c2d4a" style:font-size-asian="18pt" style:font-weight-asian="bold" style:font-size-complex="18pt" style:font-weight-complex="bold"/>
    </style:style>
    <style:style style:name="T7" style:family="text">
      <style:text-properties officeooo:rsid="00217250"/>
    </style:style>
    <style:style style:name="T8" style:family="text">
      <style:text-properties officeooo:rsid="002423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tic analysis of beam using refined 1D beam <text:s/>models</text:p>
      <text:p text:style-name="P3"/>
      <text:list xml:id="list4042361510" text:style-name="L1">
        <text:list-item>
          <text:p text:style-name="P10"><text:span text:style-name="T2">A </text:span><text:span text:style-name="T1">cantilever beam having a square cross-section of edge length equal to </text:span><text:span text:style-name="T5">0.2m</text:span><text:span text:style-name="T1"> </text:span><text:span text:style-name="T2">and length </text:span><text:span text:style-name="T6">2m</text:span><text:span text:style-name="T2"> </text:span><text:span text:style-name="T1">made of isotropic material with </text:span><text:span text:style-name="T5">E = 75 GPa</text:span><text:span text:style-name="T1"> and </text:span><text:span text:style-name="T5">ν = 0.33</text:span><text:span text:style-name="T1">. The structure is loaded by a vertical force equal to −50 N </text:span><text:span text:style-name="T2">at the centre of the free tip (0,L,0) in the negative Z-direction. </text:span><text:span text:style-name="T3">(Taken f</text:span><text:span text:style-name="T4">ro</text:span><text:span text:style-name="T3">m the book - Finite Element Analysis of Structures through <text:s text:c="2"/>Unified Formulation by Professor </text:span><text:span text:style-name="T4">C</text:span><text:span text:style-name="T3">arrera)</text:span></text:p>
        </text:list-item>
      </text:list>
      <text:p text:style-name="P1"/>
      <text:list xml:id="list3003579118" text:style-name="L2">
        <text:list-item>
          <text:p text:style-name="P8">Lagrange polynomials have been <text:span text:style-name="T8">used</text:span> for finding the cross sectional displacement field (X,Z)</text:p>
        </text:list-item>
      </text:list>
      <text:p text:style-name="P2"><text:s text:c="5"/></text:p>
      <text:list xml:id="list2557357401" text:style-name="L3">
        <text:list-item>
          <text:p text:style-name="P9">Linear <text:span text:style-name="T8">and </text:span>quadrati<text:span text:style-name="T8">c </text:span>elements have been taken for discretization across the beam axis(Y)</text:p>
        </text:list-item>
      </text:list>
      <text:p text:style-name="P2"/>
      <text:list xml:id="list133425768480603" text:continue-numbering="true" text:style-name="L3">
        <text:list-item>
          <text:p text:style-name="P9"><text:span text:style-name="T8">T</text:span>he problem has been solved using 1L4 element across the cross section.</text:p>
        </text:list-item>
      </text:list>
      <text:p text:style-name="P2"/>
      <text:list xml:id="list133424579514703" text:continue-numbering="true" text:style-name="L3">
        <text:list-header>
          <text:p text:style-name="P9"/>
        </text:list-header>
      </text:list>
      <text:p text:style-name="P2"/>
      <text:p text:style-name="P2"/>
      <text:p text:style-name="P3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9:56:46.581087134</meta:creation-date>
    <dc:date>2020-02-14T13:34:22.545613640</dc:date>
    <meta:editing-duration>PT40M2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21" meta:character-count="700" meta:non-whitespace-character-count="581"/>
  </office:meta>
</office:document-meta>
</file>